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2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3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T1" style:family="text">
      <style:text-properties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Présentation du projet Bolt.DIY User Manager</text:span></text:span></text:p>
      <text:p text:style-name="P1">Bolt.DIY User Manager est un module sécurisé de gestion et d’authentification des utilisateurs intégré au projet open-source <text:a xlink:type="simple" xlink:href="https://github.com/NBILITY-HOME/BOLT.DIY-INTRANET" office:target-frame-name="_blank" xlink:show="new" text:style-name="Internet_20_link" text:visited-style-name="Visited_20_Internet_20_Link"><text:span text:style-name="T1">BOLT.DIY-INTRANET</text:span></text:a>. Il s’appuie sur une stack moderne (Docker, Nginx, MariaDB, PHP) pour garantir la robustesse, la modularité et la facilité de déploiement en entreprise.</text:p>
      <text:p text:style-name="P1">La partie login propose une interface professionnelle : design responsive, boîte de connexion centrée avec fond animé « IA 2025 », gestion des sessions exploitant la sécurité native PHP, et structure prête pour l’intégration avec une base de données réelle ou une couche backend avancée.</text:p>
      <text:p text:style-name="P1"><text:span text:style-name="Strong_20_Emphasis"><text:span text:style-name="T1">Bonnes pratiques et erreurs à éviter</text:span></text:span> :</text:p>
      <text:list text:style-name="L1">
        <text:list-item>
          <text:p text:style-name="P2">Bien vérifier, pour lier le CSS, d’utiliser la bonne URL absolue →<text:line-break/><text:span text:style-name="Source_20_Text"><text:span text:style-name="T1">href="/user-manager/assets/css/style.css"</text:span></text:span></text:p>
        </text:list-item>
        <text:list-item>
          <text:p text:style-name="P2">Pour rajouter du JavaScript, même principe :<text:line-break/><text:span text:style-name="Source_20_Text"><text:span text:style-name="T1">src="/user-manager/assets/js/nomduscript.js"</text:span></text:span></text:p>
        </text:list-item>
        <text:list-item>
          <text:p text:style-name="P2">Le CSS ou JS doit être placé dans le dossier adéquat (voir arborescence du repository).</text:p>
        </text:list-item>
        <text:list-item>
          <text:p text:style-name="P2">Erreur fréquente à éviter : utiliser une URL <text:span text:style-name="Emphasis"><text:span text:style-name="T1">relative</text:span></text:span> qui casse les liens (ex : <text:span text:style-name="Source_20_Text"><text:span text:style-name="T1">href="assets/css/style.css"</text:span></text:span> n'est valable que si on navigue toujours au même niveau).</text:p>
        </text:list-item>
      </text:list>
      <text:p text:style-name="P1"><text:span text:style-name="Strong_20_Emphasis"><text:span text:style-name="T1">Repository et documentation fichiers</text:span></text:span></text:p>
      <text:list text:style-name="L2">
        <text:list-item>
          <text:p text:style-name="P3">Le projet complet, y compris le code, la structure des fichiers, tous les assets CSS/JS, et la documentation, est hébergé sur :<text:line-break/><text:a xlink:type="simple" xlink:href="https://github.com/NBILITY-HOME/BOLT.DIY-INTRANET" office:target-frame-name="_blank" xlink:show="new" text:style-name="Internet_20_link" text:visited-style-name="Visited_20_Internet_20_Link"><text:span text:style-name="T1">https://github.com/NBILITY-HOME/BOLT.DIY-INTRANET</text:span></text:a></text:p>
        </text:list-item>
        <text:list-item>
          <text:p text:style-name="P3">Pour l’arborescence, les exemples précis, ou télécharger/remplacer les fichiers :<text:line-break/><text:a xlink:type="simple" xlink:href="https://github.com/NBILITY-HOME/BOLT.DIY-INTRANET/tree/main/DATA-LOCAL/user-manager/app/public" office:target-frame-name="_blank" xlink:show="new" text:style-name="Internet_20_link" text:visited-style-name="Visited_20_Internet_20_Link"><text:span text:style-name="T1">https://github.com/NBILITY-HOME/BOLT.DIY-INTRANET/tree/main/DATA-LOCAL/user-manager/app/public</text:span></text:a></text:p>
        </text:list-item>
      </text:list>
      <text:p text:style-name="Horizontal_20_Line"/>
      <text:p text:style-name="P1"><text:span text:style-name="Strong_20_Emphasis"><text:span text:style-name="T1">Invitation</text:span></text:span><text:line-break/>Pour une mise en place ou une évolution sereine du module, il est essentiel d’analyser ce repository et de bien comprendre le rôle de chaque fichier CSS/JS. Cela garantit une personnalisation, une sécurité et une cohérence optimales sur l’ensemble du projet.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8T02:06:42.567956483</dc:date>
    <meta:editing-duration>PT10S</meta:editing-duration>
    <meta:editing-cycles>1</meta:editing-cycles>
    <meta:document-statistic meta:table-count="0" meta:image-count="0" meta:object-count="0" meta:page-count="1" meta:paragraph-count="12" meta:word-count="247" meta:character-count="1777" meta:non-whitespace-character-count="1548"/>
    <meta:generator>LibreOffice/24.2.7.2$Linux_X86_64 LibreOffice_project/420$Build-2</meta:generator>
  </office:meta>
</office:document-meta>
</file>